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auto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816cm" style:rel-column-width="38988*"/>
    </style:style>
    <style:style style:name="Tableau5.B" style:family="table-column">
      <style:table-column-properties style:column-width="2.249cm" style:rel-column-width="8932*"/>
    </style:style>
    <style:style style:name="Tableau5.C" style:family="table-column">
      <style:table-column-properties style:column-width="2.106cm" style:rel-column-width="8365*"/>
    </style:style>
    <style:style style:name="Tableau5.D" style:family="table-column">
      <style:table-column-properties style:column-width="2.328cm" style:rel-column-width="9250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 fo:orphans="0"/>
      <style:text-properties fo:color="#000000" style:font-name="Helvetica" fo:font-size="10pt" fo:font-weight="bold" style:font-name-asian="Helv" style:font-size-asian="10pt" style:font-weight-asian="bold" style:font-name-complex="Helv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 fo:orphans="0"/>
      <style:text-properties fo:color="#000000" style:font-name="Helvetica" fo:font-size="10pt" fo:font-weight="bold" style:font-name-asian="Helv" style:font-size-asian="10pt" style:font-weight-asian="bold" style:font-name-complex="Helv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Helvetica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Helvetica" fo:font-size="10pt" style:font-name-asian="Courier New1" style:font-size-asian="10pt" style:font-name-complex="Courier New1" style:font-size-complex="10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Helvetica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fo:orphans="0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keep-together="auto" fo:orphans="2" fo:keep-with-next="auto"/>
      <style:text-properties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 fo:keep-together="auto" fo:orphans="0" fo:keep-with-next="auto"/>
      <style:text-properties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 fo:keep-together="auto" fo:orphans="0" fo:keep-with-next="auto"/>
      <style:text-properties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 fo:keep-together="auto" fo:orphans="2" fo:keep-with-next="auto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 fo:keep-together="auto" fo:orphans="0" fo:keep-with-next="auto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fo:keep-together="auto" fo:orphans="0" fo:keep-with-next="auto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 fo:keep-together="auto" fo:orphans="2" fo:keep-with-next="auto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 fo:keep-together="auto" fo:orphans="0" fo:keep-with-next="auto"/>
      <style:text-properties style:font-name="Helvetica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Helvetica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Helvetica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2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size-asian="9pt" style:font-size-complex="9pt"/>
    </style:style>
    <style:style style:name="P23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Helvetica" fo:font-size="9pt" style:font-size-asian="9pt" style:font-size-complex="9pt"/>
    </style:style>
    <style:style style:name="P24" style:family="paragraph" style:parent-style-name="Standard">
      <style:paragraph-properties fo:text-align="start" style:justify-single-word="false" fo:keep-together="auto" fo:orphans="0" fo:keep-with-next="auto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Helvetica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Helvetica" fo:font-size="10pt" style:font-size-asian="10pt" style:font-size-complex="10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Helvetica" fo:font-size="10pt" style:font-name-asian="Gill Sans MT_CCJU2" style:font-size-asian="10pt" style:font-name-complex="Gill Sans MT_CCJU2" style:font-size-complex="10pt"/>
    </style:style>
    <style:style style:name="P28" style:family="paragraph" style:parent-style-name="Header" style:master-page-name="">
      <style:paragraph-properties style:page-number="auto" fo:break-before="auto" fo:break-after="auto"/>
      <style:text-properties style:font-name="Helvetica" fo:font-size="9pt" style:font-size-asian="9pt" style:font-size-complex="9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1" style:font-name-complex="Courier New1"/>
    </style:style>
    <style:style style:name="T4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%=resumeDecisionLigne1=%</text:p>
      <text:p text:style-name="P23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">%=EN_TETE_DECOMPTE=%</text:p>
          </table:table-cell>
          <table:table-cell table:style-name="Tableau5.B1" office:value-type="string">
            <text:p text:style-name="P8">%=EN_TETE_MONTANT_DEMANDE=%</text:p>
          </table:table-cell>
          <table:table-cell table:style-name="Tableau5.B1" office:value-type="string">
            <text:p text:style-name="P8">%=EN_TETE_MONTANT_NON_RECONNU=%</text:p>
          </table:table-cell>
          <table:table-cell table:style-name="Tableau5.D1" office:value-type="string">
            <text:p text:style-name="P3">%=EN_TETE_MONTANT_ADMIS=%</text:p>
          </table:table-cell>
        </table:table-row>
        <table:table-row table:style-name="Tableau5.1">
          <table:table-cell table:style-name="Tableau5.A2" office:value-type="string">
            <text:p text:style-name="P12">%{<text:span text:style-name="T3">ligneAssureDemandes</text:span>}%%=ASSURE_DEMANDES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20"/>
          </table:table-cell>
          <table:table-cell table:style-name="Tableau5.D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17">%{<text:span text:style-name="T3">ligneTypeDemande</text:span>}%%=TYPE_DEMANDE=%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21"/>
          </table:table-cell>
          <table:table-cell table:style-name="Tableau5.D2" office:value-type="string">
            <text:p text:style-name="P19"/>
          </table:table-cell>
        </table:table-row>
        <table:table-row table:style-name="Tableau5.1">
          <table:table-cell table:style-name="Tableau5.A2" office:value-type="string">
            <text:p text:style-name="P24">%{<text:span text:style-name="T3">ligneFacture</text:span>}%%=FACTURE=% %=NUM_DEMANDE=%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21"/>
          </table:table-cell>
          <table:table-cell table:style-name="Tableau5.D2" office:value-type="string">
            <text:p text:style-name="P19"/>
          </table:table-cell>
        </table:table-row>
        <table:table-row table:style-name="Tableau5.1">
          <table:table-cell table:style-name="Tableau5.A2" office:value-type="string">
            <text:p text:style-name="P17">%{<text:span text:style-name="T3">ligneFournisseur</text:span>}%%=FOURNISSEUR=%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21"/>
          </table:table-cell>
          <table:table-cell table:style-name="Tableau5.D2" office:value-type="string">
            <text:p text:style-name="P19"/>
          </table:table-cell>
        </table:table-row>
        <table:table-row table:style-name="Tableau5.1">
          <table:table-cell table:style-name="Tableau5.A2" office:value-type="string">
            <text:p text:style-name="P17">%{<text:span text:style-name="T3">ligneTraitement</text:span>}%%=TRAITEMENT=%</text:p>
          </table:table-cell>
          <table:table-cell table:style-name="Tableau5.B2" office:value-type="string">
            <text:p text:style-name="P16">%=montantDemandes=%</text:p>
          </table:table-cell>
          <table:table-cell table:style-name="Tableau5.B2" office:value-type="string">
            <text:p text:style-name="P21"/>
          </table:table-cell>
          <table:table-cell table:style-name="Tableau5.D2" office:value-type="string">
            <text:p text:style-name="P19"/>
          </table:table-cell>
        </table:table-row>
        <table:table-row table:style-name="Tableau5.1">
          <table:table-cell table:style-name="Tableau5.A2" office:value-type="string">
            <text:p text:style-name="P17">%{<text:span text:style-name="T3">ligneMotifsRefus</text:span>}%%=MOTIF_REFUS=%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21">%=montantMotif=%</text:p>
          </table:table-cell>
          <table:table-cell table:style-name="Tableau5.D2" office:value-type="string">
            <text:p text:style-name="P19"/>
          </table:table-cell>
        </table:table-row>
        <table:table-row table:style-name="Tableau5.1">
          <table:table-cell table:style-name="Tableau5.A2" office:value-type="string">
            <text:p text:style-name="P13">%{<text:span text:style-name="T3">ligneMontantRFM</text:span>}%%=MONTANT_RFM=%</text:p>
          </table:table-cell>
          <table:table-cell table:style-name="Tableau5.B2" office:value-type="string">
            <text:p text:style-name="P16"/>
          </table:table-cell>
          <table:table-cell table:style-name="Tableau5.B2" office:value-type="string">
            <text:p text:style-name="P21"/>
          </table:table-cell>
          <table:table-cell table:style-name="Tableau5.D2" office:value-type="string">
            <text:p text:style-name="P14">%=montantAdmis=%</text:p>
          </table:table-cell>
        </table:table-row>
        <table:table-row table:style-name="Tableau5.1">
          <table:table-cell table:style-name="Tableau5.A9" office:value-type="string">
            <text:p text:style-name="P17">%{remarquePaiementMensuel}%%=PAIEMENT_MENSUEL=%</text:p>
          </table:table-cell>
          <table:table-cell table:style-name="Tableau5.B9" office:value-type="string">
            <text:p text:style-name="P16"/>
          </table:table-cell>
          <table:table-cell table:style-name="Tableau5.B9" office:value-type="string">
            <text:p text:style-name="P21"/>
          </table:table-cell>
          <table:table-cell table:style-name="Tableau5.D9" office:value-type="string">
            <text:p text:style-name="P14"/>
          </table:table-cell>
        </table:table-row>
        <table:table-row table:style-name="Tableau5.1">
          <table:table-cell table:style-name="Tableau5.A10" office:value-type="string">
            <text:p text:style-name="P9">%{montantTotal}%%=MONTANT_TOTAL=%</text:p>
          </table:table-cell>
          <table:table-cell table:style-name="Tableau5.B10" office:value-type="string">
            <text:p text:style-name="P11"/>
          </table:table-cell>
          <table:table-cell table:style-name="Tableau5.B10" office:value-type="string">
            <text:p text:style-name="P11"/>
          </table:table-cell>
          <table:table-cell table:style-name="Tableau5.D10" office:value-type="string">
            <text:p text:style-name="P10">%=montantTotal=%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5">%</text:span><text:span text:style-name="T6">{depassementQD}</text:span><text:span text:style-name="T5">%</text:span>%=DEPASSEMENT_QD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D2" office:value-type="string">
            <text:p text:style-name="P11">%=<text:span text:style-name="T4">depassementQD</text:span>=%</text:p>
          </table:table-cell>
        </table:table-row>
        <table:table-row table:style-name="Tableau5.1">
          <table:table-cell table:style-name="Tableau5.A2" office:value-type="string">
            <text:p text:style-name="P6"><text:span text:style-name="T5">%</text:span><text:span text:style-name="T6">{excedentRevenu}</text:span><text:span text:style-name="T5">%</text:span>%=EXCEDENT_REVENU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D2" office:value-type="string">
            <text:p text:style-name="P7">%=excedentRevenu=%</text:p>
          </table:table-cell>
        </table:table-row>
        <table:table-row table:style-name="Tableau5.1">
          <table:table-cell table:style-name="Tableau5.A2" office:value-type="string">
            <text:p text:style-name="P4">%{compensationAvance}%%=AVANCE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D2" office:value-type="string">
            <text:p text:style-name="P5">%=montantAvance=%</text:p>
          </table:table-cell>
        </table:table-row>
        <table:table-row table:style-name="Tableau5.1">
          <table:table-cell table:style-name="Tableau5.A2" office:value-type="string">
            <text:p text:style-name="P4">%{montantRFM}%%=MONTANT_A_REMBOURSER_RFM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D2" office:value-type="string">
            <text:p text:style-name="P5">%=montantRFM=%</text:p>
          </table:table-cell>
        </table:table-row>
        <table:table-row table:style-name="Tableau5.1">
          <table:table-cell table:style-name="Tableau5.A2" office:value-type="string">
            <text:p text:style-name="P4">%{montantDSAS}%%=MONTANT_A_REMBOURSER_DSAS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1"/>
          </table:table-cell>
          <table:table-cell table:style-name="Tableau5.D2" office:value-type="string">
            <text:p text:style-name="P10">%=<text:span text:style-name="T2">montantDSAS</text:span>=%</text:p>
          </table:table-cell>
        </table:table-row>
        <table:table-row table:style-name="Tableau5.1">
          <table:table-cell table:style-name="Tableau5.A2" office:value-type="string">
            <text:p text:style-name="P4">%{montantRembourser}%%=TOTAL_A_REMBOURSER=%</text:p>
          </table:table-cell>
          <table:table-cell table:style-name="Tableau5.B9" office:value-type="string">
            <text:p text:style-name="P11"/>
          </table:table-cell>
          <table:table-cell table:style-name="Tableau5.B9" office:value-type="string">
            <text:p text:style-name="P11"/>
          </table:table-cell>
          <table:table-cell table:style-name="Tableau5.D9" office:value-type="string">
            <text:p text:style-name="P10">%=<text:span text:style-name="T3">montantRembourser</text:span>=%</text:p>
          </table:table-cell>
        </table:table-row>
      </table:table>
      <text:p text:style-name="P25"/>
      <text:p text:style-name="P26">%=REMARQUE_VERSEMENT=%</text:p>
      <text:p text:style-name="P26">%=SOLDE_EXCEDENT_REVENU=%</text:p>
      <text:p text:style-name="P27">%=remLineWhenBlank(REMARQUE_AVANCES_SAS,0)=%</text:p>
      <text:p text:style-name="P27"/>
      <text:p text:style-name="P27">%=remLineWhenBlank(ASTERISQUE_DEPASSEMENT_QD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size-asian="9pt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0:23:32.19</dc:date>
    <meta:editing-cycles>148</meta:editing-cycles>
    <meta:editing-duration>PT19H27M16S</meta:editing-duration>
    <meta:document-statistic meta:table-count="1" meta:image-count="0" meta:object-count="0" meta:page-count="1" meta:paragraph-count="37" meta:word-count="42" meta:character-count="1137"/>
    <meta:user-defined meta:name="Info 1"/>
    <meta:user-defined meta:name="Info 2"/>
    <meta:user-defined meta:name="Info 3"/>
    <meta:user-defined meta:name="Info 4"/>
  </office:meta>
</office:document-meta>
</file>